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D000000F3A6E7EB606D5C7F60.png" manifest:media-type="image/png"/>
  <manifest:file-entry manifest:full-path="Pictures/100002010000030500000340B8DCC3A64EB055A1.png" manifest:media-type="image/png"/>
  <manifest:file-entry manifest:full-path="Pictures/10000201000001AC0000005C0E3173254EE5331D.png" manifest:media-type="image/png"/>
  <manifest:file-entry manifest:full-path="Pictures/10000201000003700000002C6FCD6F57D19A4F6B.png" manifest:media-type="image/png"/>
  <manifest:file-entry manifest:full-path="Pictures/100002010000018800000067064404D94AB13E24.png" manifest:media-type="image/png"/>
  <manifest:file-entry manifest:full-path="Pictures/10000201000002C9000001B5CDB4D6D05C933A6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b94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4" draw:name="Image1" text:anchor-type="char" svg:width="6.6929in" svg:height="4.102in" draw:z-index="0"><draw:image xlink:href="Pictures/10000201000002C9000001B5CDB4D6D05C933A6D.png" xlink:type="simple" xlink:show="embed" xlink:actuate="onLoad" loext:mime-type="image/png"/></draw:frame><draw:frame draw:style-name="fr1" draw:name="Image2" text:anchor-type="char" svg:x="-0.0091in" svg:y="4.3575in" svg:width="6.6929in" svg:height="0.3339in" draw:z-index="1"><draw:image xlink:href="Pictures/10000201000003700000002C6FCD6F57D19A4F6B.png" xlink:type="simple" xlink:show="embed" xlink:actuate="onLoad" loext:mime-type="image/png"/></draw:frame><text:line-break/><text:line-break/><text:span text:style-name="T1">WARNING: NOT USE temp.txt</text:span></text:p>
      <text:p text:style-name="Standard"/>
      <text:p text:style-name="Standard"><draw:frame draw:style-name="fr3" draw:name="Image3" text:anchor-type="char" svg:width="4.0835in" svg:height="1.0728in" draw:z-index="2"><draw:image xlink:href="Pictures/100002010000018800000067064404D94AB13E24.png" xlink:type="simple" xlink:show="embed" xlink:actuate="onLoad" loext:mime-type="image/png"/></draw:frame><text:line-break/><text:line-break/></text:p>
      <text:p text:style-name="Standard"/>
      <text:p text:style-name="Standard"/>
      <text:p text:style-name="Standard"/>
      <text:p text:style-name="Standard"><draw:frame draw:style-name="fr3" draw:name="Image4" text:anchor-type="char" svg:width="4.4583in" svg:height="0.9583in" draw:z-index="3"><draw:image xlink:href="Pictures/10000201000001AC0000005C0E3173254EE5331D.png" xlink:type="simple" xlink:show="embed" xlink:actuate="onLoad" loext:mime-type="image/png"/></draw:frame></text:p>
      <text:p text:style-name="Standard"/>
      <text:p text:style-name="Standard"><text:line-break/></text:p>
      <text:p text:style-name="Standard"/>
      <text:p text:style-name="Standard"/>
      <text:p text:style-name="Standard"/>
      <text:p text:style-name="Standard"><draw:frame draw:style-name="fr2" draw:name="Image5" text:anchor-type="char" svg:width="6.6929in" svg:height="7.2035in" draw:z-index="4"><draw:image xlink:href="Pictures/100002010000030500000340B8DCC3A64EB055A1.png" xlink:type="simple" xlink:show="embed" xlink:actuate="onLoad" loext:mime-type="image/png"/></draw:frame><text:soft-page-break/><text:line-break/><draw:frame draw:style-name="fr1" draw:name="Image6" text:anchor-type="char" svg:x="0.0638in" svg:y="7.5173in" svg:width="6.6354in" svg:height="2.5311in" draw:z-index="5"><draw:image xlink:href="Pictures/100002010000027D000000F3A6E7EB606D5C7F6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09T15:34:57.605925507</meta:creation-date>
    <dc:date>2024-11-09T15:52:44.960562080</dc:date>
    <meta:editing-duration>PT17M45S</meta:editing-duration>
    <meta:editing-cycles>6</meta:editing-cycles>
    <meta:generator>LibreOffice/6.4.7.2$Linux_X86_64 LibreOffice_project/40$Build-2</meta:generator>
    <meta:document-statistic meta:table-count="0" meta:image-count="6" meta:object-count="0" meta:page-count="2" meta:paragraph-count="4" meta:word-count="4" meta:character-count="31" meta:non-whitespace-character-count="22"/>
  </office:meta>
</office:document-meta>
</file>